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3.516cm" fo:min-width="11.7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8.316cm" fo:min-width="11.7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4.9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3cm" svg:height="3.8cm" svg:x="4.1cm" svg:y="2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2.3cm" svg:height="8.6cm" svg:x="4.1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7cm" svg:height="1cm" svg:x="8.6cm" svg:y="1.6cm">
          <draw:text-box>
            <text:p>Segment</text:p>
          </draw:text-box>
        </draw:frame>
        <draw:frame draw:style-name="gr4" draw:text-style-name="P4" draw:layer="layout" svg:width="12.2cm" svg:height="7.895cm" svg:x="4.1cm" svg:y="2.9cm">
          <draw:text-box>
            <text:p text:style-name="P3"><text:span text:style-name="T1">-extremité1 : Point</text:span></text:p>
            <text:p text:style-name="P3"><text:span text:style-name="T1">-extremité2 : Point</text:span></text:p>
            <text:p text:style-name="P3"><text:span text:style-name="T1">-couleur : Color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Translater(dx : double, dy : double) : void</text:span></text:p>
            <text:p text:style-name="P3"><text:span text:style-name="T1">-longueur() : double ;</text:span></text:p>
            <text:p text:style-name="P3"><text:span text:style-name="T1">-afficher() : void ;</text:span></text:p>
            <text:p text:style-name="P3"><text:span text:style-name="T1">-getCouleur() : Color ;</text:span></text:p>
            <text:p text:style-name="P3"><text:span text:style-name="T1">-setCooleur (nouvelleCouleur : Color) : void ;</text:span></text:p>
            <text:p text:style-name="P3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09:16:00.109845850</meta:creation-date>
    <dc:date>2022-02-01T09:48:29.203936932</dc:date>
    <meta:editing-duration>PT22M19S</meta:editing-duration>
    <meta:editing-cycles>1</meta:editing-cycles>
    <meta:document-statistic meta:object-count="4"/>
    <meta:generator>LibreOffice/6.4.7.2$Linux_X86_64 LibreOffice_project/40$Build-2</meta:generator>
  </office:meta>
</office:document-meta>
</file>